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c39d" officeooo:paragraph-rsid="0010c39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0c39d" officeooo:paragraph-rsid="0010c39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oStat Run Protocol </text:p>
      <text:p text:style-name="P1"/>
      <text:p text:style-name="P1"/>
      <text:p text:style-name="P1"><text:s text:c="4"/>November 2018 <text:s text:c="5"/></text:p>
      <text:p text:style-name="P1">Su Mo Tu We Th Fr Sa <text:s/></text:p>
      <text:p text:style-name="P1"><text:s text:c="25"/>1 <text:s text:c="3"/>2 <text:s text:c="2"/>3 <text:s/></text:p>
      <text:p text:style-name="P1"><text:s/>4 <text:s text:c="2"/>5 <text:s text:c="3"/>6 <text:s text:c="4"/>7 <text:s text:c="3"/>8 <text:s text:c="2"/>9 <text:s/>10 <text:s/></text:p>
      <text:p text:style-name="P1">11 12 <text:s/>13 <text:s/>14 <text:s/>15 <text:s/>16 <text:s/>17 <text:s/></text:p>
      <text:p text:style-name="P1">18 19 <text:s/>20 <text:s/>21 <text:s/>22 <text:s/>23 <text:s/>24 <text:s/></text:p>
      <text:p text:style-name="P1">25 26 <text:s/>27 <text:s/>28 <text:s/>29 <text:s/>30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9:09:07.385197428</meta:creation-date>
    <dc:date>2018-11-01T19:14:22.407791015</dc:date>
    <meta:editing-duration>PT5M19S</meta:editing-duration>
    <meta:editing-cycles>1</meta:editing-cycles>
    <meta:document-statistic meta:table-count="0" meta:image-count="0" meta:object-count="0" meta:page-count="1" meta:paragraph-count="8" meta:word-count="42" meta:character-count="215" meta:non-whitespace-character-count="95"/>
    <meta:generator>LibreOffice/5.2.7.2$Linux_ARM_EABI LibreOffice_project/20m0$Build-2</meta:generator>
  </office:meta>
</office:document-meta>
</file>